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uardTracker</text:p>
          </table:table-cell>
          <table:table-cell office:value-type="float" office:value="0.284147396814" calcext:value-type="float">
            <text:p>0.2841473968</text:p>
          </table:table-cell>
        </table:table-row>
        <table:table-row table:style-name="ro2">
          <table:table-cell office:value-type="string" calcext:value-type="string">
            <text:p>AIMLauncher</text:p>
          </table:table-cell>
          <table:table-cell office:value-type="float" office:value="0.143005122066" calcext:value-type="float">
            <text:p>0.1430051221</text:p>
          </table:table-cell>
        </table:table-row>
        <table:table-row table:style-name="ro2">
          <table:table-cell office:value-type="string" calcext:value-type="string">
            <text:p>ArchipelagoPrefs</text:p>
          </table:table-cell>
          <table:table-cell office:value-type="float" office:value="0.109839274617" calcext:value-type="float">
            <text:p>0.1098392746</text:p>
          </table:table-cell>
        </table:table-row>
        <table:table-row table:style-name="ro2">
          <table:table-cell office:value-type="string" calcext:value-type="string">
            <text:p>AIM</text:p>
          </table:table-cell>
          <table:table-cell office:value-type="float" office:value="0.209209974496" calcext:value-type="float">
            <text:p>0.2092099745</text:p>
          </table:table-cell>
        </table:table-row>
        <table:table-row table:style-name="ro2">
          <table:table-cell office:value-type="string" calcext:value-type="string">
            <text:p>VersionPruner</text:p>
          </table:table-cell>
          <table:table-cell office:value-type="float" office:value="0.386017804551" calcext:value-type="float">
            <text:p>0.3860178046</text:p>
          </table:table-cell>
        </table:table-row>
        <table:table-row table:style-name="ro2">
          <table:table-cell office:value-type="string" calcext:value-type="string">
            <text:p>XArchDetach</text:p>
          </table:table-cell>
          <table:table-cell office:value-type="float" office:value="0.290865236208" calcext:value-type="float">
            <text:p>0.2908652362</text:p>
          </table:table-cell>
        </table:table-row>
        <table:table-row table:style-name="ro2">
          <table:table-cell office:value-type="string" calcext:value-type="string">
            <text:p>FileTracker</text:p>
          </table:table-cell>
          <table:table-cell office:value-type="float" office:value="0.213441562647" calcext:value-type="float">
            <text:p>0.2134415626</text:p>
          </table:table-cell>
        </table:table-row>
        <table:table-row table:style-name="ro2">
          <table:table-cell office:value-type="string" calcext:value-type="string">
            <text:p>ChangeSetRelationshipManager</text:p>
          </table:table-cell>
          <table:table-cell office:value-type="float" office:value="0.186885417159" calcext:value-type="float">
            <text:p>0.1868854172</text:p>
          </table:table-cell>
        </table:table-row>
        <table:table-row table:style-name="ro2">
          <table:table-cell office:value-type="string" calcext:value-type="string">
            <text:p>Resour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raphLayout</text:p>
          </table:table-cell>
          <table:table-cell office:value-type="float" office:value="0.0917490592261" calcext:value-type="float">
            <text:p>0.0917490592</text:p>
          </table:table-cell>
        </table:table-row>
        <table:table-row table:style-name="ro2">
          <table:table-cell office:value-type="string" calcext:value-type="string">
            <text:p>ArchlightNoticeView</text:p>
          </table:table-cell>
          <table:table-cell office:value-type="float" office:value="0.36116295209" calcext:value-type="float">
            <text:p>0.3611629521</text:p>
          </table:table-cell>
        </table:table-row>
        <table:table-row table:style-name="ro2">
          <table:table-cell office:value-type="string" calcext:value-type="string">
            <text:p>Schematron</text:p>
          </table:table-cell>
          <table:table-cell office:value-type="float" office:value="0.201205469176" calcext:value-type="float">
            <text:p>0.2012054692</text:p>
          </table:table-cell>
        </table:table-row>
        <table:table-row table:style-name="ro2">
          <table:table-cell office:value-type="string" calcext:value-type="string">
            <text:p>ArchlightPrefs</text:p>
          </table:table-cell>
          <table:table-cell office:value-type="float" office:value="0.166479704271" calcext:value-type="float">
            <text:p>0.1664797043</text:p>
          </table:table-cell>
        </table:table-row>
        <table:table-row table:style-name="ro2">
          <table:table-cell office:value-type="string" calcext:value-type="string">
            <text:p>XArchChangeSet</text:p>
          </table:table-cell>
          <table:table-cell office:value-type="float" office:value="0.319686629453" calcext:value-type="float">
            <text:p>0.3196866295</text:p>
          </table:table-cell>
        </table:table-row>
        <table:table-row table:style-name="ro2">
          <table:table-cell office:value-type="string" calcext:value-type="string">
            <text:p>ChangeSetsViewer</text:p>
          </table:table-cell>
          <table:table-cell office:value-type="float" office:value="0.11439932799" calcext:value-type="float">
            <text:p>0.114399328</text:p>
          </table:table-cell>
        </table:table-row>
        <table:table-row table:style-name="ro2">
          <table:table-cell office:value-type="string" calcext:value-type="string">
            <text:p>SelectorDriver</text:p>
          </table:table-cell>
          <table:table-cell office:value-type="float" office:value="0.128020020116" calcext:value-type="float">
            <text:p>0.1280200201</text:p>
          </table:table-cell>
        </table:table-row>
        <table:table-row table:style-name="ro2">
          <table:table-cell office:value-type="string" calcext:value-type="string">
            <text:p>EditorPrefs</text:p>
          </table:table-cell>
          <table:table-cell office:value-type="float" office:value="0.202650037864" calcext:value-type="float">
            <text:p>0.2026500379</text:p>
          </table:table-cell>
        </table:table-row>
        <table:table-row table:style-name="ro2">
          <table:table-cell office:value-type="string" calcext:value-type="string">
            <text:p>TracelinkView</text:p>
          </table:table-cell>
          <table:table-cell office:value-type="float" office:value="0.0735478370837" calcext:value-type="float">
            <text:p>0.0735478371</text:p>
          </table:table-cell>
        </table:table-row>
        <table:table-row table:style-name="ro2">
          <table:table-cell office:value-type="string" calcext:value-type="string">
            <text:p>Selector</text:p>
          </table:table-cell>
          <table:table-cell office:value-type="float" office:value="0.261911571895" calcext:value-type="float">
            <text:p>0.2619115719</text:p>
          </table:table-cell>
        </table:table-row>
        <table:table-row table:style-name="ro2">
          <table:table-cell office:value-type="string" calcext:value-type="string">
            <text:p>BasePreferen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ngeSetStatusView</text:p>
          </table:table-cell>
          <table:table-cell office:value-type="float" office:value="0.304873566201" calcext:value-type="float">
            <text:p>0.3048735662</text:p>
          </table:table-cell>
        </table:table-row>
        <table:table-row table:style-name="ro2">
          <table:table-cell office:value-type="string" calcext:value-type="string">
            <text:p>Pruner</text:p>
          </table:table-cell>
          <table:table-cell office:value-type="float" office:value="0.386173595498" calcext:value-type="float">
            <text:p>0.3861735955</text:p>
          </table:table-cell>
        </table:table-row>
        <table:table-row table:style-name="ro2">
          <table:table-cell office:value-type="string" calcext:value-type="string">
            <text:p>ChangeSetADT</text:p>
          </table:table-cell>
          <table:table-cell office:value-type="float" office:value="0.223246144572" calcext:value-type="float">
            <text:p>0.2232461446</text:p>
          </table:table-cell>
        </table:table-row>
        <table:table-row table:style-name="ro2">
          <table:table-cell office:value-type="string" calcext:value-type="string">
            <text:p>SchematronPrefs</text:p>
          </table:table-cell>
          <table:table-cell office:value-type="float" office:value="0.206086354428" calcext:value-type="float">
            <text:p>0.2060863544</text:p>
          </table:table-cell>
        </table:table-row>
        <table:table-row table:style-name="ro2">
          <table:table-cell office:value-type="string" calcext:value-type="string">
            <text:p>EditorManager</text:p>
          </table:table-cell>
          <table:table-cell office:value-type="float" office:value="0.226884758704" calcext:value-type="float">
            <text:p>0.2268847587</text:p>
          </table:table-cell>
        </table:table-row>
        <table:table-row table:style-name="ro2">
          <table:table-cell office:value-type="string" calcext:value-type="string">
            <text:p>ChangeSetIdRelationships</text:p>
          </table:table-cell>
          <table:table-cell office:value-type="float" office:value="0.364605597836" calcext:value-type="float">
            <text:p>0.3646055978</text:p>
          </table:table-cell>
        </table:table-row>
        <table:table-row table:style-name="ro2">
          <table:table-cell office:value-type="string" calcext:value-type="string">
            <text:p>ExplicitADT</text:p>
          </table:table-cell>
          <table:table-cell office:value-type="float" office:value="0.269103363974" calcext:value-type="float">
            <text:p>0.269103364</text:p>
          </table:table-cell>
        </table:table-row>
        <table:table-row table:style-name="ro2">
          <table:table-cell office:value-type="string" calcext:value-type="string">
            <text:p>ChangeSetIdView</text:p>
          </table:table-cell>
          <table:table-cell office:value-type="float" office:value="0.376650302935" calcext:value-type="float">
            <text:p>0.3766503029</text:p>
          </table:table-cell>
        </table:table-row>
        <table:table-row table:style-name="ro2">
          <table:table-cell office:value-type="string" calcext:value-type="string">
            <text:p>Launcher</text:p>
          </table:table-cell>
          <table:table-cell office:value-type="float" office:value="0.30194050206" calcext:value-type="float">
            <text:p>0.3019405021</text:p>
          </table:table-cell>
        </table:table-row>
        <table:table-row table:style-name="ro2">
          <table:table-cell office:value-type="string" calcext:value-type="string">
            <text:p>AIMEclipse</text:p>
          </table:table-cell>
          <table:table-cell office:value-type="float" office:value="0.219932631112" calcext:value-type="float">
            <text:p>0.2199326311</text:p>
          </table:table-cell>
        </table:table-row>
        <table:table-row table:style-name="ro2">
          <table:table-cell office:value-type="string" calcext:value-type="string">
            <text:p>CopyPasteManager</text:p>
          </table:table-cell>
          <table:table-cell office:value-type="float" office:value="0.237979529327" calcext:value-type="float">
            <text:p>0.2379795293</text:p>
          </table:table-cell>
        </table:table-row>
        <table:table-row table:style-name="ro2">
          <table:table-cell office:value-type="string" calcext:value-type="string">
            <text:p>ArchlightIssueView</text:p>
          </table:table-cell>
          <table:table-cell office:value-type="float" office:value="0.388775428433" calcext:value-type="float">
            <text:p>0.3887754284</text:p>
          </table:table-cell>
        </table:table-row>
        <table:table-row table:style-name="ro2">
          <table:table-cell office:value-type="string" calcext:value-type="string">
            <text:p>TypeWrangler</text:p>
          </table:table-cell>
          <table:table-cell office:value-type="float" office:value="0.128678469346" calcext:value-type="float">
            <text:p>0.1286784693</text:p>
          </table:table-cell>
        </table:table-row>
        <table:table-row table:style-name="ro2">
          <table:table-cell office:value-type="string" calcext:value-type="string">
            <text:p>ChangeSetStatusRelationships</text:p>
          </table:table-cell>
          <table:table-cell office:value-type="float" office:value="0.363325281915" calcext:value-type="float">
            <text:p>0.3633252819</text:p>
          </table:table-cell>
        </table:table-row>
        <table:table-row table:style-name="ro2">
          <table:table-cell office:value-type="string" calcext:value-type="string">
            <text:p>RelatedElements</text:p>
          </table:table-cell>
          <table:table-cell office:value-type="float" office:value="0.394143729805" calcext:value-type="float">
            <text:p>0.3941437298</text:p>
          </table:table-cell>
        </table:table-row>
        <table:table-row table:style-name="ro2">
          <table:table-cell office:value-type="string" calcext:value-type="string">
            <text:p>PreferencesAD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ngeSetSync</text:p>
          </table:table-cell>
          <table:table-cell office:value-type="float" office:value="0.139261407082" calcext:value-type="float">
            <text:p>0.1392614071</text:p>
          </table:table-cell>
        </table:table-row>
        <table:table-row table:style-name="ro2">
          <table:table-cell office:value-type="string" calcext:value-type="string">
            <text:p>BooleanEval</text:p>
          </table:table-cell>
          <table:table-cell office:value-type="float" office:value="0.179245377978" calcext:value-type="float">
            <text:p>0.179245378</text:p>
          </table:table-cell>
        </table:table-row>
        <table:table-row table:style-name="ro2">
          <table:table-cell office:value-type="string" calcext:value-type="string">
            <text:p>RationaleView</text:p>
          </table:table-cell>
          <table:table-cell office:value-type="float" office:value="0.238474681332" calcext:value-type="float">
            <text:p>0.2384746813</text:p>
          </table:table-cell>
        </table:table-row>
        <table:table-row table:style-name="ro2">
          <table:table-cell office:value-type="string" calcext:value-type="string">
            <text:p>ArchipelagoTypesPrefs</text:p>
          </table:table-cell>
          <table:table-cell office:value-type="float" office:value="0.138737688516" calcext:value-type="float">
            <text:p>0.1387376885</text:p>
          </table:table-cell>
        </table:table-row>
        <table:table-row table:style-name="ro2">
          <table:table-cell office:value-type="string" calcext:value-type="string">
            <text:p>ArchlightTestADT</text:p>
          </table:table-cell>
          <table:table-cell office:value-type="float" office:value="0.415969522498" calcext:value-type="float">
            <text:p>0.4159695225</text:p>
          </table:table-cell>
        </table:table-row>
        <table:table-row table:style-name="ro2">
          <table:table-cell office:value-type="string" calcext:value-type="string">
            <text:p>ArchlightToolAggrega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chlightNoticeADT</text:p>
          </table:table-cell>
          <table:table-cell office:value-type="float" office:value="0.409732683" calcext:value-type="float">
            <text:p>0.409732683</text:p>
          </table:table-cell>
        </table:table-row>
        <table:table-row table:style-name="ro2">
          <table:table-cell office:value-type="string" calcext:value-type="string">
            <text:p>FileManager</text:p>
          </table:table-cell>
          <table:table-cell office:value-type="float" office:value="0.129907976225" calcext:value-type="float">
            <text:p>0.1299079762</text:p>
          </table:table-cell>
        </table:table-row>
        <table:table-row table:style-name="ro2">
          <table:table-cell office:value-type="string" calcext:value-type="string">
            <text:p>Archlight</text:p>
          </table:table-cell>
          <table:table-cell office:value-type="float" office:value="0.0801684918847" calcext:value-type="float">
            <text:p>0.0801684919</text:p>
          </table:table-cell>
        </table:table-row>
        <table:table-row table:style-name="ro2">
          <table:table-cell office:value-type="string" calcext:value-type="string">
            <text:p>ArchlightIssueADT</text:p>
          </table:table-cell>
          <table:table-cell office:value-type="float" office:value="0.468390569636" calcext:value-type="float">
            <text:p>0.4683905696</text:p>
          </table:table-cell>
        </table:table-row>
        <table:table-row table:style-name="ro2">
          <table:table-cell office:value-type="string" calcext:value-type="string">
            <text:p>Archipelago</text:p>
          </table:table-cell>
          <table:table-cell office:value-type="float" office:value="0.104582316216" calcext:value-type="float">
            <text:p>0.1045823162</text:p>
          </table:table-cell>
        </table:table-row>
        <table:table-row table:style-name="ro2">
          <table:table-cell office:value-type="string" calcext:value-type="string">
            <text:p>GraphLayoutPrefs</text:p>
          </table:table-cell>
          <table:table-cell office:value-type="float" office:value="0.237402008203" calcext:value-type="float">
            <text:p>0.2374020082</text:p>
          </table:table-cell>
        </table:table-row>
        <table:table-row table:style-name="ro2">
          <table:table-cell office:value-type="string" calcext:value-type="string">
            <text:p>ChangeSetUtil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chStudioUtils</text:p>
          </table:table-cell>
          <table:table-cell office:value-type="float" office:value="0.0577873518374" calcext:value-type="float">
            <text:p>0.0577873518</text:p>
          </table:table-cell>
        </table:table-row>
        <table:table-row table:style-name="ro2">
          <table:table-cell office:value-type="string" calcext:value-type="string">
            <text:p>XArchAD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chEdit</text:p>
          </table:table-cell>
          <table:table-cell office:value-type="float" office:value="0.149448734138" calcext:value-type="float">
            <text:p>0.1494487341</text:p>
          </table:table-cell>
        </table:table-row>
        <table:table-row table:style-name="ro2">
          <table:table-cell office:value-type="string" calcext:value-type="string">
            <text:p>BooleanNotation</text:p>
          </table:table-cell>
          <table:table-cell office:value-type="float" office:value="0.139912310198" calcext:value-type="float">
            <text:p>0.1399123102</text:p>
          </table:table-cell>
        </table:table-row>
        <table:table-row table:style-name="ro2">
          <table:table-cell office:value-type="string" calcext:value-type="string">
            <text:p>ChangeSetView</text:p>
          </table:table-cell>
          <table:table-cell office:value-type="float" office:value="0.223233471065" calcext:value-type="float">
            <text:p>0.2232334711</text:p>
          </table:table-cell>
        </table:table-row>
        <table:table-row table:style-name="ro3">
          <table:table-cell/>
          <table:table-cell table:formula="of:=AVERAGE([.B1:.B54])" office:value-type="float" office:value="0.208312560068109" calcext:value-type="float">
            <text:p>0.2083125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17:58.371145172</dc:date>
    <dc:creator>Joshua Garcia</dc:creator>
    <meta:document-statistic meta:table-count="1" meta:cell-count="109" meta:object-count="0"/>
    <meta:generator>LibreOffice/4.1.2.3$Linux_X86_64 LibreOffice_project/410m0$Build-3</meta:generator>
  </office:meta>
</office:document-meta>
</file>